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0.5pt"/>
    </style:style>
    <style:style style:name="co2" style:family="table-column">
      <style:table-column-properties fo:break-before="auto" style:column-width="231.56pt"/>
    </style:style>
    <style:style style:name="co3" style:family="table-column">
      <style:table-column-properties fo:break-before="auto" style:column-width="321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3.9pt" fo:break-before="auto" style:use-optimal-row-height="false"/>
    </style:style>
    <style:style style:name="ro3" style:family="table-row">
      <style:table-row-properties style:row-height="162.31pt" fo:break-before="auto" style:use-optimal-row-height="false"/>
    </style:style>
    <style:style style:name="ro4" style:family="table-row">
      <style:table-row-properties style:row-height="282.44pt" fo:break-before="auto" style:use-optimal-row-height="true"/>
    </style:style>
    <style:style style:name="ro5" style:family="table-row">
      <style:table-row-properties style:row-height="271.19pt" fo:break-before="auto" style:use-optimal-row-height="true"/>
    </style:style>
    <style:style style:name="ro6" style:family="table-row">
      <style:table-row-properties style:row-height="91.19pt" fo:break-before="auto" style:use-optimal-row-height="true"/>
    </style:style>
    <style:style style:name="ro7" style:family="table-row">
      <style:table-row-properties style:row-height="102.44pt" fo:break-before="auto" style:use-optimal-row-height="true"/>
    </style:style>
    <style:style style:name="ro8" style:family="table-row">
      <style:table-row-properties style:row-height="192.44pt" fo:break-before="auto" style:use-optimal-row-height="true"/>
    </style:style>
    <style:style style:name="ro9" style:family="table-row">
      <style:table-row-properties style:row-height="328.71pt" fo:break-before="auto" style:use-optimal-row-height="false"/>
    </style:style>
    <style:style style:name="ro10" style:family="table-row">
      <style:table-row-properties style:row-height="350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ext-properties fo:color="#0000ff" fo:font-weight="bold" style:font-weight-asian="bold" style:font-weight-complex="bold"/>
    </style:style>
    <style:style style:name="ce4" style:family="table-cell" style:parent-style-name="Default">
      <style:text-properties fo:color="#0000ff" style:font-name="Liberation Sans" fo:font-weight="bold" style:font-name-asian="Noto Sans CJK SC Regular" style:font-weight-asian="bold" style:font-name-complex="FreeSans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Experience</text:p>
          </table:table-cell>
          <table:table-cell office:value-type="string" calcext:value-type="string">
            <text:p>Settings</text:p>
          </table:table-cell>
          <table:table-cell table:style-name="ce1" office:value-type="string" calcext:value-type="string">
            <text:p>Results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mlr_ros</text:p>
          </table:table-cell>
          <table:table-cell table:style-name="ce3" office:value-type="string" calcext:value-type="string">
            <text:p>using x, y</text:p>
          </table:table-cell>
          <table:table-cell office:value-type="string" calcext:value-type="string">
            <text:p>train_acc = 0.9614244</text:p>
            <text:p>train_AUC = 0.98210615</text:p>
            <text:p>train_TPR = 0.9760623649536075</text:p>
            <text:p>train_TNR = 0.9423802059060289</text:p>
            <text:p/>
            <text:p>val_acc = 0.92444694</text:p>
            <text:p>val_AUC = 0.9642598</text:p>
            <text:p>val_TPR = 0.8847736625514403</text:p>
            <text:p>val_TNR = 0.9263406010606954</text:p>
            <text:p/>
            <text:p>test_acc = 0.926523</text:p>
            <text:p>test_AUC = 0.96236193</text:p>
            <text:p>test_TPR = 0.8740740740740741</text:p>
            <text:p>test_TNR = 0.9293188548864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net_ros</text:p>
          </table:table-cell>
          <table:table-cell table:style-name="ce4" office:value-type="string" calcext:value-type="string">
            <text:p>using x, y</text:p>
          </table:table-cell>
          <table:table-cell office:value-type="string" calcext:value-type="string">
            <text:p>train_acc = 0.9680761</text:p>
            <text:p>train_AUC = 0.9919969</text:p>
            <text:p>train_TPR = 0.9978816252171334</text:p>
            <text:p>train_TNR = 0.9385671312968691</text:p>
            <text:p/>
            <text:p>val_acc = 0.93888265</text:p>
            <text:p>val_AUC = 0.9884803</text:p>
            <text:p>val_TPR = 0.8888888888888888</text:p>
            <text:p>val_TNR = 0.9412689059123944</text:p>
            <text:p/>
            <text:p>test_acc = 0.94151825</text:p>
            <text:p>test_AUC = 0.98751104</text:p>
            <text:p>test_TPR = 0.9037037037037037</text:p>
            <text:p>test_TNR = 0.943534057255676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enet_generator_ros</text:p>
          </table:table-cell>
          <table:table-cell/>
          <table:table-cell office:value-type="string" calcext:value-type="string">
            <text:p>augment or not with ros = True</text:p>
            <text:p>elaspsed time = 16102.25636935234</text:p>
            <text:p>test_scores = </text:p>
            <text:p>['loss', 'tp', 'fp', 'tn', 'fn', 'accuracy', 'precision', 'recall', 'auc'] = </text:p>
            <text:p>[0.2693481395021081, 2996.0, 204.0, 2996.0, 204.0, 0.93625, 0.93625, 0.93625, 0.985172]</text:p>
            <text:p>train_acc = 0.97008204</text:p>
            <text:p>train_AUC = 0.99182445</text:p>
            <text:p>train_TPR = 0.97008204</text:p>
            <text:p>train_TNR = 0.97008204</text:p>
            <text:p>train_Precision = 0.97008204</text:p>
            <text:p>train_NPV = 0.97008204</text:p>
            <text:p/>
            <text:p>val_acc = 0.94154096</text:p>
            <text:p>val_AUC = 0.9864462</text:p>
            <text:p>val_TPR = 0.94154096</text:p>
            <text:p>val_TNR = 0.94154096</text:p>
            <text:p>val_Precision = 0.94154096</text:p>
            <text:p>val_NPV = 0.94154096</text:p>
            <text:p/>
            <text:p>test_acc = 0.93625</text:p>
            <text:p>test_AUC = 0.985172</text:p>
            <text:p>test_TPR = 0.93625</text:p>
            <text:p>test_TNR = 0.93625</text:p>
            <text:p>test_Precision (PPV) = 0.93625</text:p>
            <text:p>test_NPV = 0.9362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lr_generator_ros</text:p>
          </table:table-cell>
          <table:table-cell/>
          <table:table-cell office:value-type="string" calcext:value-type="string">
            <text:p>augment or not with ros = True</text:p>
            <text:p>elaspsed time = 897.1557919979095</text:p>
            <text:p>test_scores = </text:p>
            <text:p>['loss', 'tp', 'fp', 'tn', 'fn', 'accuracy', 'precision', 'recall', 'auc'] = [0.7591569736061325, 5049.0, 263.0, 0.0, 0.0, 0.95048946, 0.95048946, 1.0, 0.5]</text:p>
            <text:p>train_acc = 0.4999365</text:p>
            <text:p>train_AUC = 0.5</text:p>
            <text:p>train_TPR = 1.0</text:p>
            <text:p>train_TNR = 0.0</text:p>
            <text:p>train_Precision = 0.4999365</text:p>
            <text:p>train_NPV = nan</text:p>
            <text:p/>
            <text:p>val_acc = 0.94691265</text:p>
            <text:p>val_AUC = 0.5</text:p>
            <text:p>val_TPR = 1.0</text:p>
            <text:p>val_TNR = 0.0</text:p>
            <text:p>val_Precision = 0.94691265</text:p>
            <text:p>val_NPV = nan</text:p>
            <text:p/>
            <text:p>test_acc = 0.95048946</text:p>
            <text:p>test_AUC = 0.5</text:p>
            <text:p>test_TPR = 1.0</text:p>
            <text:p>test_TNR = 0.0</text:p>
            <text:p>test_Precision (PPV) = 0.95048946</text:p>
            <text:p>test_NPV = na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LR_save</text:p>
          </table:table-cell>
          <table:table-cell/>
          <table:table-cell office:value-type="string" calcext:value-type="string">
            <text:p>augment or not with ros = True</text:p>
            <text:p>elaspsed time = 886.0642094612122</text:p>
            <text:p>test_scores = </text:p>
            <text:p>['loss', 'tp', 'fp', 'tn', 'fn', 'accuracy', 'precision', 'recall', 'auc'] = [0.761528054518359, 5109.0, 267.0, 0.0, 0.0, 0.95033485, 0.95033485, 1.0, 0.5]</text:p>
            <text:p>train_acc = 0.499852</text:p>
            <text:p>train_AUC = 0.5</text:p>
            <text:p>train_TPR = 1.0</text:p>
            <text:p>train_TNR = 0.0</text:p>
            <text:p>train_Precision = 0.499852</text:p>
            <text:p>train_NPV = nan</text:p>
            <text:p/>
            <text:p>val_acc = 0.94717264</text:p>
            <text:p>val_AUC = 0.5</text:p>
            <text:p>val_TPR = 1.0</text:p>
            <text:p>val_TNR = 0.0</text:p>
            <text:p>val_Precision = 0.94717264</text:p>
            <text:p>val_NPV = nan</text:p>
            <text:p/>
            <text:p>test_acc = 0.95033485</text:p>
            <text:p>test_AUC = 0.5</text:p>
            <text:p>test_TPR = 1.0</text:p>
            <text:p>test_TNR = 0.0</text:p>
            <text:p>test_Precision (PPV) = 0.95033485</text:p>
            <text:p>test_NPV = nan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odel1</text:p>
          </table:table-cell>
          <table:table-cell table:style-name="Default" office:value-type="string" calcext:value-type="string">
            <text:p>Classical train – Generator</text:p>
            <text:p>BinaryAccuracy(name='accuracy')</text:p>
            <text:p>tf.keras.losses.BinaryCrossentropy()</text:p>
            <text:p>model1.fit(x_train, y_train</text:p>
            <text:p>model1 = mlr(2, input_shape)</text:p>
            <text:p>Adam(parameters["learning_rate"]),</text:p>
          </table:table-cell>
          <table:table-cell office:value-type="string" calcext:value-type="string">
            <text:p>['loss', 'tp', 'fp', 'tn', 'fn', 'accuracy', 'precision', 'recall', 'auc']</text:p>
            <text:p>test score = [0.7615280428103038, 5109.0, 267.0, 0.0, 0.0, 0.95033485, 0.95033485, 1.0, 0.5]</text:p>
            <text:p>cm_train1 = [[0. 1.]</text:p>
            <text:p> [0. 1.]]</text:p>
            <text:p>cm_val1 = [[0. 1.]</text:p>
            <text:p> [0. 1.]]</text:p>
            <text:p>cm_test1 = [[0. 1.]</text:p>
            <text:p> [0. 1.]]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odel0</text:p>
          </table:table-cell>
          <table:table-cell office:value-type="string" calcext:value-type="string">
            <text:p>Classical training + Classical parameters</text:p>
            <text:p>model0 = Model(inputs=inputs, outputs=feature)</text:p>
            <text:p>loss = 'categorical_crossentropy' # 'mse'# </text:p>
            <text:p>optim = keras.optimizers.Adam()</text:p>
            <text:p>loss=loss,</text:p>
            <text:p>optimizer=optim</text:p>
            <text:p>metrics_to_compute = [tf.keras.metrics.AUC(), 'acc']</text:p>
            <text:p/>
          </table:table-cell>
          <table:table-cell office:value-type="string" calcext:value-type="string">
            <text:p>['loss', 'auc', 'acc']</text:p>
            <text:p>test score = [0.2950886139490952, 0.96312916, 0.93098956]</text:p>
            <text:p>cm_train1 = [[0.99365885 0.00634115]</text:p>
            <text:p> [0.05701958 0.94298042]]</text:p>
            <text:p>cm_val1 = [[0.85211268 0.14788732]</text:p>
            <text:p> [0.06146897 0.93853103]]</text:p>
            <text:p>cm_test1 = [[0.87640449 0.12359551]</text:p>
            <text:p> [0.06615776 0.93384224]]</text:p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model0_deb</text:p>
          </table:table-cell>
          <table:table-cell office:value-type="string" calcext:value-type="string">
            <text:p>BinaryAccuracy(name='accuracy')</text:p>
            <text:p>loss = 'categorical_crossentropy' # 'mse'# </text:p>
            <text:p>optim = keras.optimizers.Adam()</text:p>
            <text:p>model0_deb = Model(inputs=inputs, outputs=feature)</text:p>
            <text:p/>
          </table:table-cell>
          <table:table-cell office:value-type="string" calcext:value-type="string">
            <text:p>['loss', 'tp', 'fp', 'tn', 'fn', 'accuracy', 'precision', 'recall', 'auc']</text:p>
            <text:p>test score = [0.2902641510701783, 5004.0, 372.0, 5004.0, 372.0, 0.9308036, 0.9308036, 0.9308036, 0.9656564]</text:p>
            <text:p>cm_train1 = [[0.98735997 0.01264003]</text:p>
            <text:p> [0.05536991 0.94463009]]</text:p>
            <text:p>cm_val1 = [[0.8415493  0.1584507 ]</text:p>
            <text:p> [0.06048704 0.93951296]]</text:p>
            <text:p>cm_test1 = [[0.87265918 0.12734082]</text:p>
            <text:p> [0.06615776 0.93384224]]</text:p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model0_deb1</text:p>
          </table:table-cell>
          <table:table-cell office:value-type="string" calcext:value-type="string">
            <text:p>Adam</text:p>
            <text:p>loss=loss,</text:p>
            <text:p>optimizer=Adam(parameters["learning_rate"])             </text:p>
            <text:p>model0_deb1 = Model(inputs=inputs, outputs=feature)</text:p>
            <text:p>BinaryAccuracy(name='accuracy')</text:p>
            <text:p>model0_deb1 = Model(inputs=inputs, outputs=feature)</text:p>
            <text:p/>
          </table:table-cell>
          <table:table-cell office:value-type="string" calcext:value-type="string">
            <text:p>['loss', 'tp', 'fp', 'tn', 'fn', 'accuracy', 'precision', 'recall', 'auc']</text:p>
            <text:p>test score = [0.2996384575131482, 5004.0, 372.0, 5004.0, 372.0, 0.9308036, 0.9308036, 0.9308036, 0.9633199]</text:p>
            <text:p>cm_train1 = [[0.99344747 0.00655253]</text:p>
            <text:p> [0.05693499 0.94306501]]</text:p>
            <text:p>cm_val1 = [[0.85211268 0.14788732]</text:p>
            <text:p> [0.06146897 0.93853103]]</text:p>
            <text:p>cm_test1 = [[0.86891386 0.13108614]</text:p>
            <text:p> [0.06596203 0.93403797]]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model0_deb2</text:p>
          </table:table-cell>
          <table:table-cell office:value-type="string" calcext:value-type="string">
            <text:p>Adam + binary loss – Generator</text:p>
            <text:p>optim = keras.optimizers.Adam()</text:p>
            <text:p>BinaryAccuracy(name='accuracy')</text:p>
            <text:p>loss=loss</text:p>
            <text:p>optimizer=Adam(parameters["learning_rate"])</text:p>
            <text:p>model0_deb2 = Model(inputs=inputs, outputs=feature)</text:p>
            <text:p>loss = tf.keras.losses.BinaryCrossentropy() # 'categorical_crossentropy' # 'mse'# </text:p>
            <text:p/>
            <text:p/>
          </table:table-cell>
          <table:table-cell office:value-type="string" calcext:value-type="string">
            <text:p>['loss', 'tp', 'fp', 'tn', 'fn', 'accuracy', 'precision', 'recall', 'auc']</text:p>
            <text:p>test score = [0.7615280428103038, 5109.0, 267.0, 0.0, 0.0, 0.95033485, 0.95033485, 1.0, 0.5]</text:p>
            <text:p>cm_train1 = [[0. 1.]</text:p>
            <text:p> [0. 1.]]</text:p>
            <text:p>cm_val1 = [[0. 1.]</text:p>
            <text:p> [0. 1.]]</text:p>
            <text:p>cm_test1 = [[0. 1.]</text:p>
            <text:p> [0. 1.]]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model0_deb3</text:p>
          </table:table-cell>
          <table:table-cell office:value-type="string" calcext:value-type="string">
            <text:p>""" Adam + def categ acc """</text:p>
            <text:p>model0_deb3 = Model(inputs=inputs, outputs=feature)</text:p>
            <text:p>loss = 'categorical_crossentropy' # 'mse'# </text:p>
            <text:p>loss=loss</text:p>
            <text:p>optimizer=Adam(parameters["learning_rate"]</text:p>
            <text:p>CategoricalAccuracy(name='accuracy')</text:p>
          </table:table-cell>
          <table:table-cell office:value-type="string" calcext:value-type="string">
            <text:p>['loss', 'tp', 'fp', 'tn', 'fn', 'accuracy', 'precision', 'recall', 'auc']</text:p>
            <text:p>test score = [0.2886543051960568, 5007.0, 369.0, 5007.0, 369.0, 0.9313616, 0.9313616, 0.9313616, 0.96470666]</text:p>
            <text:p>cm_train1 = [[0.97522722 0.02477278]</text:p>
            <text:p> [0.05253585 0.94746415]]</text:p>
            <text:p>cm_val1 = [[0.8415493  0.1584507 ]</text:p>
            <text:p> [0.05930872 0.94069128]]</text:p>
            <text:p>cm_test1 = [[0.8576779  0.1423221 ]</text:p>
            <text:p> [0.06478763 0.93521237]]</text:p>
            <text:p/>
            <text:p>['loss', 'tp', 'fp', 'tn', 'fn', 'accuracy', 'precision', 'recall', 'auc']</text:p>
            <text:p>test score = [0.2800818651670679, 5013.0, 363.0, 5013.0, 363.0, 0.93247765, 0.93247765, 0.93247765, 0.9649914]</text:p>
            <text:p>cm_train1 = [[0.98837455 0.01162545]</text:p>
            <text:p> [0.05482002 0.94517998]]</text:p>
            <text:p>cm_val1 = [[0.84507042 0.15492958]</text:p>
            <text:p> [0.06087981 0.93912019]]</text:p>
            <text:p>cm_test1 = [[0.88014981 0.11985019]</text:p>
            <text:p> [0.06478763 0.93521237]]</text:p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model0_deb4</text:p>
          </table:table-cell>
          <table:table-cell office:value-type="string" calcext:value-type="string">
            <text:p>""" Adam + def categ acc + def model """</text:p>
            <text:p>model0_deb4 = mlr(2, input_shape) </text:p>
            <text:p>loss = 'categorical_crossentropy' # 'mse'# </text:p>
            <text:p>loss=loss</text:p>
            <text:p>Optimizer=Adam(parameters["learning_rate"]), # optim,</text:p>
            <text:p>CategoricalAccuracy(name='accuracy')</text:p>
          </table:table-cell>
          <table:table-cell office:value-type="string" calcext:value-type="string">
            <text:p>['loss', 'tp', 'fp', 'tn', 'fn', 'accuracy', 'precision', 'recall', 'auc']</text:p>
            <text:p>test score = [0.28981867786275134, 5011.0, 365.0, 5011.0, 365.0, 0.93210566, 0.93210566, 0.93210566, 0.96625984]</text:p>
            <text:p>cm_train1 = [[0.97911647 0.02088353]</text:p>
            <text:p> [0.05418553 0.94581447]]</text:p>
            <text:p>cm_val1 = [[0.82746479 0.17253521]</text:p>
            <text:p> [0.05930872 0.94069128]]</text:p>
            <text:p>cm_test1 = [[0.85393258 0.14606742]</text:p>
            <text:p> [0.06380896 0.93619104]]</text:p>
          </table:table-cell>
          <table:table-cell table:number-columns-repeated="1021"/>
        </table:table-row>
        <table:table-row table:style-name="ro9">
          <table:table-cell table:style-name="ce2" office:value-type="string" calcext:value-type="string">
            <text:p>mlr_generator_categ_ros</text:p>
          </table:table-cell>
          <table:table-cell/>
          <table:table-cell office:value-type="string" calcext:value-type="string">
            <text:p>augment or not with ros = True</text:p>
            <text:p>elaspsed time = 1004.9425604343414</text:p>
            <text:p>test_scores = </text:p>
            <text:p>['loss', 'tp', 'fp', 'tn', 'fn', 'accuracy', 'precision', 'recall', 'auc'] = [0.308084800573332, 5000.0, 376.0, 5000.0, 376.0, 0.93005955, 0.93005955, 0.93005955, 0.96413296]</text:p>
            <text:p>train_acc = 0.96331614</text:p>
            <text:p>train_AUC = 0.9757697757438258</text:p>
            <text:p>train_TPR = 0.9762760603882099</text:p>
            <text:p>train_TNR = 0.9449871030487547</text:p>
            <text:p>train_PPV= 0.9466519047033255</text:p>
            <text:p>train_NPV = 0.975511807586538</text:p>
            <text:p>cm = [[23086   561]</text:p>
            <text:p> [ 1301 22348]]</text:p>
            <text:p/>
            <text:p>val_acc = 0.9334077</text:p>
            <text:p>val_AUC = 0.8867510344865737</text:p>
            <text:p>val_TPR = 0.8204225352112676</text:p>
            <text:p>val_TNR = 0.9397093479968578</text:p>
            <text:p>val_PPV = 0.43148148148148147</text:p>
            <text:p>val_NPV = 0.989454094292804</text:p>
            <text:p>cm = [[ 233   51]</text:p>
            <text:p> [ 307 4785]]</text:p>
            <text:p/>
            <text:p>test_acc = 0.93005955</text:p>
            <text:p>test_AUC = 0.9087639815799624</text:p>
            <text:p>test_TPR = 0.8470149253731343</text:p>
            <text:p>test_TNR = 0.9344166014095536</text:p>
            <text:p>test_PPV = 0.40391459074733094</text:p>
            <text:p>test_NPV = 0.9914831740756128</text:p>
            <text:p>cm = [[ 227   41]</text:p>
            <text:p> [ 335 4773]]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lenet_generator_categ_ros</text:p>
          </table:table-cell>
          <table:table-cell table:style-name="Default"/>
          <table:table-cell office:value-type="string" calcext:value-type="string">
            <text:p>augment or not with ros = True</text:p>
            <text:p>elaspsed time = 17267.918276309967</text:p>
            <text:p>test_scores = </text:p>
            <text:p>['loss', 'tp', 'fp', 'tn', 'fn', 'accuracy', 'precision', 'recall', 'auc'] = [0.2569106030610523, 5058.0, 318.0, 5058.0, 318.0, 0.94084823, 0.94084823, 0.94084823, 0.987782]</text:p>
            <text:p>train_acc = 0.9676717</text:p>
            <text:p>train_AUC = 0.9857345641960931</text:p>
            <text:p>train_TPR = 0.996617193115988</text:p>
            <text:p>train_TNR = 0.9420222438364274</text:p>
            <text:p>train_PPV= 0.945028067361668</text:p>
            <text:p>train_NPV = 0.9964215423152621</text:p>
            <text:p>cm = [[23569    80]</text:p>
            <text:p> [ 1371 22276]]</text:p>
            <text:p/>
            <text:p>val_acc = 0.94084823</text:p>
            <text:p>val_AUC = 0.9107656791100096</text:p>
            <text:p>val_TPR = 0.8485915492957746</text:p>
            <text:p>val_TNR = 0.9459937156323645</text:p>
            <text:p>val_PPV = 0.46705426356589147</text:p>
            <text:p>val_NPV = 0.9911522633744856</text:p>
            <text:p>cm = [[ 241   43]</text:p>
            <text:p> [ 275 4817]]</text:p>
            <text:p/>
            <text:p>test_acc = 0.94084823</text:p>
            <text:p>test_AUC = 0.9239936427087984</text:p>
            <text:p>test_TPR = 0.8838951310861424</text:p>
            <text:p>test_TNR = 0.9438246232139362</text:p>
            <text:p>test_PPV = 0.45124282982791586</text:p>
            <text:p>test_NPV = 0.9936121986400165</text:p>
            <text:p>cm = [[ 236   31]</text:p>
            <text:p> [ 287 4822]]</text:p>
            <text:p/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Model </text:p>
          </table:table-cell>
          <table:table-cell table:style-name="ce5" office:value-type="string" calcext:value-type="string" table:number-columns-spanned="1" table:number-rows-spanned="2">
            <text:p>test_scores = </text:p>
          </table:table-cell>
          <table:table-cell table:style-name="ce5" office:value-type="string" calcext:value-type="string" table:number-columns-spanned="6" table:number-rows-spanned="1">
            <text:p>Test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/>
          <table:covered-table-cell table:style-name="ce6"/>
          <table:covered-table-cell table:style-name="ce7" office:value-type="string" calcext:value-type="string">
            <text:p>['loss', 'tp', 'fp', 'tn', 'fn', 'accuracy', 'precision', 'recall', 'auc'] = [0.308084800573332, 5000.0, 376.0, 5000.0, 376.0, 0.93005955, 0.93005955, 0.93005955, 0.96413296]</text:p>
          </table:covered-table-cell>
          <table:table-cell table:style-name="ce9" office:value-type="string" calcext:value-type="string">
            <text:p>Acc</text:p>
          </table:table-cell>
          <table:table-cell table:style-name="ce9" office:value-type="string" calcext:value-type="string">
            <text:p>AUC</text:p>
          </table:table-cell>
          <table:table-cell table:style-name="ce9" office:value-type="string" calcext:value-type="string">
            <text:p>TPR</text:p>
          </table:table-cell>
          <table:table-cell table:style-name="ce9" office:value-type="string" calcext:value-type="string">
            <text:p>TNR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NP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lr_ros</text:p>
          </table:table-cell>
          <table:table-cell table:style-name="ce8" office:value-type="string" calcext:value-type="string">
            <text:p>train_acc = 0.96331614</text:p>
          </table:table-cell>
          <table:table-cell table:style-name="ce8" office:value-type="float" office:value="0.926" calcext:value-type="float">
            <text:p>0.926</text:p>
          </table:table-cell>
          <table:table-cell table:style-name="ce8" office:value-type="float" office:value="0.962" calcext:value-type="float">
            <text:p>0.962</text:p>
          </table:table-cell>
          <table:table-cell table:style-name="ce8" office:value-type="float" office:value="0.874" calcext:value-type="float">
            <text:p>0.874</text:p>
          </table:table-cell>
          <table:table-cell table:style-name="ce8" office:value-type="float" office:value="0.929" calcext:value-type="float">
            <text:p>0.92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net_ros</text:p>
          </table:table-cell>
          <table:table-cell office:value-type="string" calcext:value-type="string">
            <text:p>train_AUC = 0.9757697757438258</text:p>
          </table:table-cell>
          <table:table-cell table:style-name="ce8" office:value-type="float" office:value="0.941" calcext:value-type="float">
            <text:p>0.941</text:p>
          </table:table-cell>
          <table:table-cell table:style-name="ce8" office:value-type="float" office:value="0.987" calcext:value-type="float">
            <text:p>0.987</text:p>
          </table:table-cell>
          <table:table-cell table:style-name="ce8" office:value-type="float" office:value="0.903" calcext:value-type="float">
            <text:p>0.903</text:p>
          </table:table-cell>
          <table:table-cell table:style-name="ce8" office:value-type="float" office:value="0.943" calcext:value-type="float">
            <text:p>0.94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lenet_generator_ros</text:p>
          </table:table-cell>
          <table:table-cell office:value-type="string" calcext:value-type="string">
            <text:p>train_TPR = 0.9762760603882099</text:p>
          </table:table-cell>
          <table:table-cell table:style-name="ce8" office:value-type="float" office:value="0.936" calcext:value-type="float">
            <text:p>0.936</text:p>
          </table:table-cell>
          <table:table-cell table:style-name="ce8" office:value-type="float" office:value="0.985" calcext:value-type="float">
            <text:p>0.985</text:p>
          </table:table-cell>
          <table:table-cell table:number-columns-repeated="4" table:style-name="ce8" office:value-type="float" office:value="0.936" calcext:value-type="float">
            <text:p>0.93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rain_TNR = 0.944987103048754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ain_PPV= 0.946651904703325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ain_NPV = 0.97551180758653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m = [[23086 <text:s text:c="2"/>561]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/>[ 1301 22348]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al_acc = 0.933407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l_AUC = 0.886751034486573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l_TPR = 0.820422535211267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l_TNR = 0.939709347996857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l_PPV = 0.4314814814814814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l_NPV = 0.98945409429280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m = [[ 233 <text:s text:c="2"/>51]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/>[ 307 4785]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est_acc = 0.9300595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est_AUC = 0.908763981579962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est_TPR = 0.847014925373134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est_TNR = 0.934416601409553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est_PPV = 0.4039145907473309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est_NPV = 0.991483174075612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m = [[ 227 <text:s text:c="2"/>41]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/>[ 335 4773]]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9">00/00/0000</text:date>, <text:time style:data-style-name="N2" text:time-value="21:01:26.395737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3:04:27.940747473</meta:creation-date>
    <meta:generator>LibreOffice/5.1.6.2$Linux_X86_64 LibreOffice_project/10m0$Build-2</meta:generator>
    <dc:date>2020-05-29T10:50:00.276140324</dc:date>
    <meta:editing-duration>P1DT8H32M53S</meta:editing-duration>
    <meta:editing-cycles>385</meta:editing-cycles>
    <meta:document-statistic meta:table-count="1" meta:cell-count="91" meta:object-count="0"/>
  </office:meta>
</office:document-meta>
</file>